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7.2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50992811ns or 0.15099281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0992811" calcext:value-type="float">
            <text:p>0.150992811</text:p>
          </table:table-cell>
        </table:table-row>
        <table:table-row table:style-name="ro1">
          <table:table-cell office:value-type="string" calcext:value-type="string">
            <text:p>Time elapsed was 145163525ns or 0.145163525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45163525" calcext:value-type="float">
            <text:p>0.145163525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4913838" calcext:value-type="float">
            <text:p>0.144913838</text:p>
          </table:table-cell>
        </table:table-row>
        <table:table-row table:style-name="ro1">
          <table:table-cell office:value-type="string" calcext:value-type="string">
            <text:p>Time elapsed was 144913838ns or 0.144913838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45674855" calcext:value-type="float">
            <text:p>0.145674855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4853163" calcext:value-type="float">
            <text:p>0.144853163</text:p>
          </table:table-cell>
        </table:table-row>
        <table:table-row table:style-name="ro1">
          <table:table-cell office:value-type="string" calcext:value-type="string">
            <text:p>Time elapsed was 145674855ns or 0.145674855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44929358" calcext:value-type="float">
            <text:p>0.144929358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9562582" calcext:value-type="float">
            <text:p>0.149562582</text:p>
          </table:table-cell>
        </table:table-row>
        <table:table-row table:style-name="ro1">
          <table:table-cell office:value-type="string" calcext:value-type="string">
            <text:p>Time elapsed was 144853163ns or 0.144853163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45458926" calcext:value-type="float">
            <text:p>0.145458926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251011" calcext:value-type="float">
            <text:p>0.15251011</text:p>
          </table:table-cell>
        </table:table-row>
        <table:table-row table:style-name="ro1">
          <table:table-cell office:value-type="string" calcext:value-type="string">
            <text:p>Time elapsed was 144929358ns or 0.144929358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64232433" calcext:value-type="float">
            <text:p>0.164232433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49562582ns or 0.149562582s</text:p>
          </table:table-cell>
          <table:table-cell table:number-columns-repeated="4"/>
          <table:table-cell table:formula="of:=AVERAGE([.F3:.F12])" office:value-type="float" office:value="0.1488291601" calcext:value-type="float">
            <text:p>0.1488291601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45458926ns or 0.145458926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52510110ns or 0.15251011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37.800000 with error 9.938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64232433ns or 0.164232433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12:44:50.838878499</dc:date>
    <meta:editing-duration>PT3M15S</meta:editing-duration>
    <meta:editing-cycles>1</meta:editing-cycles>
    <meta:generator>LibreOffice/6.0.7.3$Linux_X86_64 LibreOffice_project/00m0$Build-3</meta:generator>
    <meta:document-statistic meta:table-count="1" meta:cell-count="61" meta:object-count="0"/>
  </office:meta>
</office:document-meta>
</file>